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style:font-name="Courier New"/>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Standard" style:list-style-name="L1"/>
    <style:style style:name="P7" style:family="paragraph" style:parent-style-name="Standard" style:list-style-name="L1">
      <style:text-properties style:text-underline-style="non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Text_20_body" style:list-style-name="L10"/>
    <style:style style:name="P17" style:family="paragraph" style:parent-style-name="Text_20_body">
      <style:paragraph-properties fo:text-align="start" style:justify-single-word="false"/>
    </style:style>
    <style:style style:name="P18"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style:style style:name="T3" style:family="text">
      <style:text-properties style:font-name="Times New Roman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PoCA Module manual.</text:h>
      <text:p text:style-name="P5">Written by Benjamin Mampaey (<text:a xlink:type="simple" xlink:href="mailto:benjamin.mampaey@oma.be">benjamin.mampaey@oma.be</text:a>) on 5<text:span text:style-name="T2">th</text:span> March 2010.</text:p>
      <text:p text:style-name="P5">Updated by Benjamin Mampaey on 26<text:span text:style-name="T2">th</text:span> March 2010.</text:p>
      <text:p text:style-name="P5">Updated by Benjamin Mampaey on 2<text:span text:style-name="T2">nd</text:span> April 2010.</text:p>
      <text:p text:style-name="P5">Updated by Benjamin Mampaey on 25<text:span text:style-name="T2">th</text:span> June 2010.</text:p>
      <text:h text:style-name="Heading_20_2" text:outline-level="2">Module description.</text:h>
      <text:p text:style-name="Standard">The SPoCA module is composed of 4 programs :</text:p>
      <text:list xml:id="list982927164" text:style-name="L1">
        <text:list-item>
          <text:p text:style-name="P6">spoca.pro which is an IDL procedure. Basically it is just an IDL wrapper to call the 2 other programs, transform pixel Cartesian coordinates into HPC coordinates, and do file cleanup.</text:p>
        </text:list-item>
        <text:list-item>
          <text:p text:style-name="P6">SPoCA_HEK.x is a program written in C++. It detects Active Regions (AR) on a pair of images (171 and 195 A) and output the map of AR.</text:p>
        </text:list-item>
        <text:list-item>
          <text:p text:style-name="P6">Tracking_HEK.x is a program written in C++. It uses several maps of AR produced by SPoCA_HEK.x to track an AR through time.</text:p>
        </text:list-item>
      </text:list>
      <text:list xml:id="list1463373993" text:style-name="L1">
        <text:list-item>
          <text:p text:style-name="P7">GetRegionStats_HEK is a program written in C++. It uses one map of AR tracked by Tracking_HEK.x and the corresponding (i.e. same time of observation) image in wavelength 171A, and produces different statistics about each AR.</text:p>
        </text:list-item>
      </text:list>
      <text:p text:style-name="Standard"/>
      <text:h text:style-name="Heading_20_2" text:outline-level="2">Content of the tarball.</text:h>
      <text:list xml:id="list1951281164" text:style-name="L2">
        <text:list-item>
          <text:p text:style-name="P8">rob_spoca_0.4.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SPoCA_HEK.mk, Tracking_HEK.mk, <text:span text:style-name="T1">GetRegionStats_HEK.mk</text:span> : make files for the module subprograms (see Module compilation)</text:p>
        </text:list-item>
      </text:list>
      <text:p text:style-name="Standard"/>
      <text:h text:style-name="Heading_20_2" text:outline-level="2">Module compilation.</text:h>
      <text:p text:style-name="P1">spoca.pro : </text:p>
      <text:p text:style-name="Standard">Requisites :</text:p>
      <text:list xml:id="list1610755946" text:style-name="L3">
        <text:list-item>
          <text:p text:style-name="P9">Solar Soft WCS routines</text:p>
        </text:list-item>
      </text:list>
      <text:p text:style-name="Standard">Compilation : </text:p>
      <text:p text:style-name="P2">This procedure can be compiled into a Java-IDL bridge object using the instruction stated in SDO Event Detection System (EDS) API.</text:p>
      <text:p text:style-name="P2"/>
      <text:p text:style-name="Standard">Like suggested in the aforementioned document, we have not compiled the IDL procedure so it can be done on location.</text:p>
      <text:p text:style-name="Standard"/>
      <text:p text:style-name="P1">bin/SPoCA_HEK .x :</text:p>
      <text:p text:style-name="Standard">Requisites :</text:p>
      <text:list xml:id="list2056500635" text:style-name="L4">
        <text:list-item>
          <text:p text:style-name="P10">gcc version 4.4.1</text:p>
        </text:list-item>
        <text:list-item>
          <text:p text:style-name="P10"><text:soft-page-break/>GNU Make 3.81</text:p>
        </text:list-item>
        <text:list-item>
          <text:p text:style-name="P10">cfitsio version 3.25</text:p>
        </text:list-item>
      </text:list>
      <text:p text:style-name="P4">Compilation :</text:p>
      <text:p text:style-name="P3">make -f SPoCA_HEK.mk</text:p>
      <text:p text:style-name="Standard"/>
      <text:p text:style-name="P1">bin/Tracking_HEK .x :</text:p>
      <text:p text:style-name="Standard">Requisites :</text:p>
      <text:list xml:id="list139359299"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racking_HEK.mk</text:p>
      <text:p text:style-name="P3"/>
      <text:p text:style-name="P1">bin/GetRegionStats_HEK .x :</text:p>
      <text:p text:style-name="Standard">Requisites :</text:p>
      <text:list xml:id="list1088096247" text:continue-numbering="true"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ext:span text:style-name="T1">GetRegionStats</text:span>_HEK.mk</text:p>
      <text:p text:style-name="P3"/>
      <text:p text:style-name="Standard">Remark : </text:p>
      <text:list xml:id="list281371038" text:continue-list="list1463373993" text:style-name="L6">
        <text:list-item>
          <text:p text:style-name="P12">The path to the executables of SPoCA_HEK .x, Tracking_HEK .x and <text:span text:style-name="T1">GetRegionStats_HEK .x <text:s/>must be specified as the argument cCodeLocation of the procedure</text:span> spoca.pro.</text:p>
        </text:list-item>
        <text:list-item>
          <text:p text:style-name="P12">There is a debug flag at the beginning of the module. Changing it from 0 to 1 allow to print a lot of debug information.</text:p>
        </text:list-item>
      </text:list>
      <text:p text:style-name="Standard"/>
      <text:h text:style-name="Heading_20_2" text:outline-level="2">Module Arguments.</text:h>
      <text:p text:style-name="P1">Sun images</text:p>
      <text:p text:style-name="Standard">image171, image195: in, required, type string, images filename of wavelength 171 <text:span text:style-name="T3">Å</text:span> and 195 <text:span text:style-name="T3">Å </text:span>(193 <text:span text:style-name="T3">Å</text:span> for AIA) </text:p>
      <text:p text:style-name="Standard"/>
      <text:p text:style-name="P1">Arguments general to all modules <text:span text:style-name="T1">(as specified in the document <text:s/>SDO EDS API)</text:span></text:p>
      <text:list xml:id="list888215815" text:style-name="L7">
        <text:list-item>
          <text:p text:style-name="P13">events: out, required, type string array, see document SDO EDS API </text:p>
        </text:list-item>
        <text:list-item>
          <text:p text:style-name="P13">write_file: in, optional, type boolean, see document SDO EDS API </text:p>
        </text:list-item>
        <text:list-item>
          <text:p text:style-name="P13">error: out, required, type string array, see document SDO EDS API </text:p>
        </text:list-item>
        <text:list-item>
          <text:p text:style-name="P13">imageRejected: out, required, type boolean, see document SDO EDS API </text:p>
        </text:list-item>
        <text:list-item>
          <text:p text:style-name="P13">status: in/out, required, type struct, see document SDO EDS API </text:p>
        </text:list-item>
        <text:list-item>
          <text:p text:style-name="P13">runMode: in, required, type string, see document SDO EDS API </text:p>
        </text:list-item>
        <text:list-item>
          <text:p text:style-name="P13">inputStatusFilename: in, optional, type string, see document SDO EDS API </text:p>
        </text:list-item>
        <text:list-item>
          <text:p text:style-name="P13">outputStatusFilename: in, required, type string, see document SDO EDS API </text:p>
        </text:list-item>
        <text:list-item>
          <text:p text:style-name="P13">numActiveEvents: out, required, type integer, see document SDO EDS API </text:p>
        </text:list-item>
      </text:list>
      <text:p text:style-name="Standard"/>
      <text:p text:style-name="P1">Arguments specific to the SPoCA module</text:p>
      <text:list xml:id="list2115445859" text:style-name="L8">
        <text:list-item>
          <text:p text:style-name="P14">outputDirectory: in, required, type string, folder where spoca can store temporary files (The modules manage the cleanup of old files) </text:p>
        </text:list-item>
        <text:list-item>
          <text:p text:style-name="P14"><text:bookmark-start text:name="DDE_LINK"/><text:soft-page-break/>w<text:bookmark-end text:name="DDE_LINK"/>riteEventsFrequency: in, required, type integer, number of seconds between events written to the HEK </text:p>
        </text:list-item>
        <text:list-item>
          <text:p text:style-name="P14">cCodeLocation: in, optional, type string, directory of the c executables</text:p>
        </text:list-item>
        <text:list-item>
          <text:p text:style-name="P14">spocaArgsPreprocessing: in, optional, type string, type of image preprocessing for spoca </text:p>
        </text:list-item>
        <text:list-item>
          <text:p text:style-name="P14">spocaArgsNumberclasses: in, optional, type string, number of classes for spoca </text:p>
        </text:list-item>
        <text:list-item>
          <text:p text:style-name="P14">spocaArgsPrecision: in, optional, type string, precision for spoca </text:p>
        </text:list-item>
        <text:list-item>
          <text:p text:style-name="P14">spocaArgsBinsize: in, optional, type string, bin size for spoca</text:p>
        </text:list-item>
        <text:list-item>
          <text:p text:style-name="P14">trackingArgsDeltat: in, optional, type string, maximal time difference between 2 images for tracking </text:p>
        </text:list-item>
        <text:list-item>
          <text:p text:style-name="P14">trackingNumberImages: in, optional, type integer, number of images to track at the same time </text:p>
        </text:list-item>
        <text:list-item>
          <text:p text:style-name="P14">trackingOverlap: in, optional, type integer, proportion of the number of images to overlap between tracking successive run</text:p>
        </text:list-item>
      </text:list>
      <text:p text:style-name="Standard"/>
      <text:p text:style-name="Standard">Remarks : </text:p>
      <text:list xml:id="list145463528" text:style-name="L9">
        <text:list-item>
          <text:p text:style-name="P15">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5">All sun images files passed to the module must have similar radius (1% max difference), otherwise the module will <text:s/>produce inaccurate results.</text:p>
        </text:list-item>
        <text:list-item>
          <text:p text:style-name="P15">writeEventsFrequency is the frequency in seconds to which we write events to the HEK.<text:line-break/>No events will be written before we do the first tracking.</text:p>
        </text:list-item>
      </text:list>
      <text:p text:style-name="Standard"/>
      <text:h text:style-name="Heading_20_2" text:outline-level="2">Version 0.2</text:h>
      <text:p text:style-name="Text_20_body">Bug fixes</text:p>
      <text:list xml:id="list1462119041" text:style-name="L10">
        <text:list-item>
          <text:p text:style-name="P16">Fixed Event_StartTime and Event_EndTime</text:p>
        </text:list-item>
        <text:list-item>
          <text:p text:style-name="P16">Fixed time in label of AR for the generation of the IVORN number</text:p>
        </text:list-item>
        <text:list-item>
          <text:p text:style-name="P16">Changed call to SPAWN in spoca.pro, for the reporting of errors</text:p>
        </text:list-item>
        <text:list-item>
          <text:p text:style-name="P16">Added last_color_assigned in status for tracking </text:p>
        </text:list-item>
      </text:list>
      <text:p text:style-name="Text_20_body">Improvements</text:p>
      <text:list xml:id="list365804674" text:continue-numbering="true" text:style-name="L10">
        <text:list-item>
          <text:p text:style-name="P16">Added code for Event_C1Error and Event_C2Error</text:p>
        </text:list-item>
        <text:list-item>
          <text:p text:style-name="P16">Added program GetRegionStats_HEK.x</text:p>
        </text:list-item>
        <text:list-item>
          <text:p text:style-name="P16">Added call to GetRegionStats_HEK.x program into spoca.pro</text:p>
        </text:list-item>
        <text:list-item>
          <text:p text:style-name="P16">Test for existence and mode of spoca_bin, tracking_bin and getregionstats_bin in spoca.pro</text:p>
        </text:list-item>
        <text:list-item>
          <text:p text:style-name="P16">Implemented the 'Clear Events' runmode, to cleanup Armaps</text:p>
        </text:list-item>
      </text:list>
      <text:p text:style-name="Text_20_body"/>
      <text:h text:style-name="Heading_20_2" text:outline-level="2">Version 0.3</text:h>
      <text:p text:style-name="Text_20_body">Bug fixes</text:p>
      <text:list xml:id="list753951241" text:continue-numbering="true" text:style-name="L10">
        <text:list-item>
          <text:p text:style-name="P16"><text:soft-page-break/>Fixed Event_StartTime and Event_EndTime, again (because of bug in the ctime library) . Now they are outputted in ccsds format</text:p>
        </text:list-item>
        <text:list-item>
          <text:p text:style-name="P16">Fixed the start time of the very first event, so it is the time of the very first image submitted</text:p>
        </text:list-item>
        <text:list-item>
          <text:p text:style-name="P16">Fixed bug in the computation of Event_C1error and <text:s text:c="2"/>Event_C2error, and moved it to <text:s/>GetRegionStats_HEK</text:p>
          <text:p text:style-name="P16"/>
        </text:list-item>
      </text:list>
      <text:p text:style-name="Text_20_body">Improvements</text:p>
      <text:list xml:id="list2130661144" text:continue-numbering="true" text:style-name="L10">
        <text:list-item>
          <text:p text:style-name="P16">Added code for areas and intensity statistics of AR</text:p>
        </text:list-item>
        <text:list-item>
          <text:p text:style-name="P16">Added a test for the quality of the pictures</text:p>
        </text:list-item>
      </text:list>
      <text:p text:style-name="Text_20_body"/>
      <text:h text:style-name="Heading_20_2" text:outline-level="2">Version 0.4</text:h>
      <text:p text:style-name="Text_20_body">Bug fixes</text:p>
      <text:list xml:id="list1973682257" text:continue-numbering="true" text:style-name="L10">
        <text:list-item>
          <text:p text:style-name="P16">Fixed bugs in GetRegionStats (Cis)</text:p>
        </text:list-item>
        <text:list-item>
          <text:p text:style-name="P16"/>
          <text:p text:style-name="P16"/>
        </text:list-item>
      </text:list>
      <text:p text:style-name="Text_20_body">Improvements</text:p>
      <text:list xml:id="list244355272" text:continue-numbering="true" text:style-name="L10">
        <text:list-item>
          <text:p text:style-name="P16">Change the way we do tracking. Now only when we write events to the Hek.</text:p>
        </text:list-item>
        <text:list-item>
          <text:p text:style-name="P16">AIA images pixel values are divided by the exposure time.</text:p>
        </text:list-item>
        <text:list-item>
          <text:p text:style-name="P16">Added support for Rice compressed images.</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0-03-02T16:08:53</meta:creation-date>
    <meta:generator>OpenOffice.org/3.2$Unix OpenOffice.org_project/320m12$Build-9483</meta:generator>
    <dc:date>2010-06-25T19:07:14</dc:date>
    <dc:creator>benjamin </dc:creator>
    <meta:editing-duration>PT29H16M35S</meta:editing-duration>
    <meta:editing-cycles>31</meta:editing-cycles>
    <meta:document-statistic meta:table-count="0" meta:image-count="0" meta:object-count="0" meta:page-count="4" meta:paragraph-count="103" meta:word-count="1002" meta:character-count="6051"/>
  </office:meta>
</office:document-meta>
</file>